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8Num3"/>
    <style:style style:name="P2" style:family="paragraph" style:parent-style-name="Standard">
      <style:text-properties style:font-name="Courier New" fo:font-size="9pt" style:font-size-asian="9pt" style:font-name-complex="Courier New"/>
    </style:style>
    <style:style style:name="P3" style:family="paragraph" style:parent-style-name="Standard">
      <style:text-properties style:font-name="Courier New" fo:font-size="9pt" style:font-size-asian="9pt" style:font-name-complex="Courier New" style:font-style-complex="italic"/>
    </style:style>
    <style:style style:name="P4" style:family="paragraph" style:parent-style-name="Standard">
      <style:text-properties style:font-name="Courier New" fo:font-size="9pt" fo:font-weight="bold" style:font-size-asian="9pt" style:font-weight-asian="bold" style:font-name-complex="Courier New"/>
    </style:style>
    <style:style style:name="P5" style:family="paragraph" style:parent-style-name="Standard">
      <style:text-properties style:font-name="Courier New" fo:font-size="10pt" style:font-size-asian="10pt" style:font-name-complex="Courier New"/>
    </style:style>
    <style:style style:name="P6" style:family="paragraph" style:parent-style-name="Standard">
      <style:text-properties fo:font-size="10pt" style:font-size-asian="10pt"/>
    </style:style>
    <style:style style:name="P7" style:family="paragraph" style:parent-style-name="Standard" style:list-style-name="WW8Num5"/>
    <style:style style:name="P8" style:family="paragraph" style:parent-style-name="Standard">
      <style:text-properties fo:font-weight="bold" style:font-weight-asian="bold"/>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0.635cm" fo:margin-right="0cm" fo:text-indent="0cm" style:auto-text-indent="false"/>
      <style:text-properties fo:font-weight="bold" style:font-weight-asian="bold"/>
    </style:style>
    <style:style style:name="P11" style:family="paragraph" style:parent-style-name="Standard">
      <style:paragraph-properties fo:margin-left="0.635cm" fo:margin-right="0cm" fo:text-align="center" style:justify-single-word="false" fo:text-indent="0cm" style:auto-text-indent="false"/>
      <style:text-properties fo:font-weight="bold" style:font-weight-asian="bold"/>
    </style:style>
    <style:style style:name="P12" style:family="paragraph" style:parent-style-name="Standard">
      <style:paragraph-properties fo:margin-left="0.635cm" fo:margin-right="0cm" fo:text-indent="0cm" style:auto-text-indent="false"/>
      <style:text-properties style:font-name="Courier New" fo:font-size="9pt" style:font-size-asian="9pt" style:font-name-complex="Courier New"/>
    </style:style>
    <style:style style:name="P13" style:family="paragraph" style:parent-style-name="Standard">
      <style:paragraph-properties fo:margin-left="0.635cm" fo:margin-right="0cm" fo:text-indent="0cm" style:auto-text-indent="false"/>
      <style:text-properties style:font-name="Courier New" fo:font-size="9pt" fo:font-weight="bold" style:font-size-asian="9pt" style:font-weight-asian="bold" style:font-name-complex="Courier New"/>
    </style:style>
    <style:style style:name="P14" style:family="paragraph" style:parent-style-name="Standard">
      <style:paragraph-properties fo:margin-left="0.635cm" fo:margin-right="0cm" fo:text-indent="0cm" style:auto-text-indent="false"/>
      <style:text-properties style:font-name="Courier New" fo:font-size="9pt" style:font-name-asian="Courier New" style:font-size-asian="9pt" style:font-name-complex="Courier New"/>
    </style:style>
    <style:style style:name="P15" style:family="paragraph" style:parent-style-name="Standard">
      <style:paragraph-properties fo:margin-left="1.27cm" fo:margin-right="0cm" fo:text-indent="0cm" style:auto-text-indent="false"/>
    </style:style>
    <style:style style:name="P16" style:family="paragraph" style:parent-style-name="Heading"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position="super 58%"/>
    </style:style>
    <style:style style:name="T6" style:family="text">
      <style:text-properties style:text-position="super 58%" fo:font-style="italic" style:font-style-asian="italic"/>
    </style:style>
    <style:style style:name="T7" style:family="text">
      <style:text-properties style:text-position="sub 58%"/>
    </style:style>
    <style:style style:name="T8" style:family="text">
      <style:text-properties style:font-name-asian="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CI 570 Summer 2002</text:p>
      <text:p text:style-name="P11">Extra Credit Homework/Sample questions on NP Completeness</text:p>
      <text:p text:style-name="P10"/>
      <text:p text:style-name="Standard"><text:span text:style-name="T1">Note </text:span>In solving the following problems, aim for maximum precision, specificity and mathematical rigor in your in your arguments and/or proofs. </text:p>
      <text:p text:style-name="P9"/>
      <text:p text:style-name="P9">1.</text:p>
      <text:list xml:id="list999118137" text:style-name="WW8Num3">
        <text:list-item>
          <text:p text:style-name="P1">The decision problem HALTING<text:span text:style-name="T3"> </text:span>returns TRUE, if, for a given input I and a given (deterministic) algorithm A, the algorithm A terminates, otherwise it loops forever. <text:s/>It is well-known that there is no algorithm of any kind to solve HALTING.</text:p>
        </text:list-item>
      </text:list>
      <text:p text:style-name="P15">Show <text:s/>that HALTING is NP-hard (hint: Reduce an instance of Circuit-satisfiability to an instance of HALTING).</text:p>
      <text:p text:style-name="P15"/>
      <text:p text:style-name="Text_20_body">The reducing algorithm constructs an instance of HALTING from an instance of CIRCUIT-SAT as follows:</text:p>
      <text:p text:style-name="P2">Construct an algorithm A whose input is the encoding of a boolean circuit B. A tries all possible (2<text:span text:style-name="T5">n</text:span>, where n is the number of input lines to the circuit) combinations to simulate the circuit, and looks to see if the output is a 1 for any of the combinations. If it is, then A halts. If not, then A goes into an infinite loop. </text:p>
      <text:p text:style-name="Text_20_body">It is clear from the construction that A halts exactly when B is satisfiable, and loops forever exactly when B is not satisfiable. Furthermore, we can do the construction above in polynomial time:</text:p>
      <text:p text:style-name="P2">the code in algorithm A for the step to generate the 2<text:span text:style-name="T5">n</text:span> combinations is O(n) long; and if you assume that the number of gates in the Boolean circuit is some constant k times the number of inputs, then the code to simulate those gates is also O(n) long—--note that we only need to consider the length of the code in algorithm A, and not its running time, in order to have polynomial time reducibility. </text:p>
      <text:p text:style-name="P2">Thus, we conclude by definition of NP-hardness that HALTING is NP-hard.</text:p>
      <text:p text:style-name="Standard"/>
      <text:p text:style-name="Standard"/>
      <text:p text:style-name="Standard"/>
      <text:p text:style-name="Standard"><text:s text:c="5"/>b. <text:span text:style-name="T1">True or False.</text:span> HALTING is NP-complete. <text:span text:style-name="T1">Prove your choice.</text:span></text:p>
      <text:p text:style-name="P2"/>
      <text:p text:style-name="P3"><text:span text:style-name="T2">False.</text:span> We are given that HALTING is undecidable, i.e., there is no algorithm at all to solve HALTING. Using this fact, we can prove by contradiction that HALTING is not in NP.</text:p>
      <text:p text:style-name="P3"/>
      <text:p text:style-name="P3">Assume that we have a polynomial time verification algorithm for HALTING. I.e., given an input string x, we have an algorithm ALPHA such that ALPHA(x,y) = 1, with x being an encoding of an instance of HALTING that returns TRUE and y being a certificate that is polynomial length in x. In other words, ALPHA(x,y) returns 1 whenever the encoding represented by x includes an algorithm A that terminates. Given such an ALPHA(x,y), we can look at the input string x<text:span text:style-name="T7">halt</text:span> whenever ALPHA(x<text:span text:style-name="T7">halt</text:span>,y)=1 and conclude that x<text:span text:style-name="T7">halt</text:span> includes the representation of an algorithm A<text:span text:style-name="T7">halt </text:span>that will halt. </text:p>
      <text:p text:style-name="P3"/>
      <text:p text:style-name="P3">In other words, the algorithm ALPHA can be modified slightly (as above) to recognize encodings of all algorithms A that do terminate. But this contradicts the assumption that HALTING is undecidable. </text:p>
      <text:p text:style-name="P3"/>
      <text:p text:style-name="P3">Therefore, it is impossible to construct a verification algorithm (polynomial time or not) for HALTING. Therefore, HALTING is not in NP, and by definition of NP-completeness, we conclude that HALTING is not NP-complete. </text:p>
      <text:p text:style-name="P2"/>
      <text:p text:style-name="P6"><text:soft-page-break/></text:p>
      <text:p text:style-name="P9">2. </text:p>
      <text:p text:style-name="P9">The SHORTEST-PATH problem is defined as follows:</text:p>
      <text:p text:style-name="P9">You are given a directed graph G and vertices <text:span text:style-name="T3">u</text:span> and <text:span text:style-name="T3">v, </text:span>and we wish to find the path from <text:span text:style-name="T3">u</text:span> to <text:span text:style-name="T3">v</text:span> that uses the fewest edges. </text:p>
      <text:list xml:id="list1068249511" text:style-name="WW8Num5">
        <text:list-item>
          <text:p text:style-name="P7"><text:span text:style-name="T1">True or False</text:span> SHORTEST-PATH is NP-complete. <text:span text:style-name="T1">Prove your choice.</text:span></text:p>
        </text:list-item>
      </text:list>
      <text:p text:style-name="P10"/>
      <text:p text:style-name="P12"><text:span text:style-name="T1">False. </text:span>SHORTEST-PATH is an optimization problem and not a decision problem; the definitions of NP-completeness apply only to decision problems, hence SHORTEST-PATH is not NP-complete.</text:p>
      <text:p text:style-name="P13"/>
      <text:p text:style-name="P13"/>
      <text:list xml:id="list685343650" text:continue-numbering="true" text:style-name="WW8Num5">
        <text:list-item>
          <text:p text:style-name="P7">Consider the PATH problem: Given a directed graph G, vertices <text:span text:style-name="T3">u</text:span> and <text:span text:style-name="T3">v</text:span>, and an integer <text:span text:style-name="T3">k</text:span>, return TRUE if a path exists from <text:span text:style-name="T3">u</text:span> to <text:span text:style-name="T3">v</text:span> consisting of at most <text:span text:style-name="T3">k</text:span> edges. Now suppose you are given a polynomial time algorithm to solve the SHORTEST-PATH problem. Show, (using a either a block diagram or flowchart, or pseudocode) how to use polynomial time algorithm for SHORTEST-PATH to solve PATH.</text:p>
        </text:list-item>
      </text:list>
      <text:p text:style-name="P9"/>
      <text:p text:style-name="P2">PATH(G, u, v, k) </text:p>
      <text:p text:style-name="P2">{</text:p>
      <text:p text:style-name="P2"><text:span text:style-name="T8"><text:s text:c="2"/></text:span>node_sequence path;</text:p>
      <text:p text:style-name="P2"><text:span text:style-name="T8"><text:s text:c="2"/></text:span>path = SHORTEST-PATH(G, u, v)</text:p>
      <text:p text:style-name="P2"><text:span text:style-name="T8"><text:s text:c="2"/></text:span>if ((path != NULL) &amp;&amp; (length(path) &lt;= k) {</text:p>
      <text:p text:style-name="P2"><text:span text:style-name="T8"><text:s text:c="5"/></text:span>return TRUE;</text:p>
      <text:p text:style-name="P2"><text:span text:style-name="T8"><text:s text:c="2"/></text:span>}</text:p>
      <text:p text:style-name="P2">}</text:p>
      <text:p text:style-name="Standard"/>
      <text:p text:style-name="P2"/>
      <text:p text:style-name="P9">c. Suppose there is a polynomial time algorithm FOO (G, <text:span text:style-name="T3">u, v, k, proposed_path)</text:span> which returns TRUE exactly whenever G is a graph, u and v are edges in that graph, k is an integer, and <text:span text:style-name="T3">proposed_path</text:span> is a path from <text:span text:style-name="T3">u </text:span>to <text:span text:style-name="T3">v </text:span>in G consisting of at most <text:span text:style-name="T3">k</text:span> edges. </text:p>
      <text:p text:style-name="P9"><text:span text:style-name="T1">True or False</text:span><text:span text:style-name="T4"> </text:span>The existence of FOO is enough to prove that PATH is NP-complete. <text:span text:style-name="T1">Prove your choice.</text:span></text:p>
      <text:p text:style-name="P8"/>
      <text:p text:style-name="P12"><text:span text:style-name="T1">False. </text:span>FOO is a verification algorithm for PATH that runs in polynomial time. For PATH to be NP-complete, we need to prove (i) that there is a polynomial time verification algorithm for PATH and (ii) every problem that is in NP can be reduced in polynomial time to PATH (i.e., PATH is NP-hard.) The existence of FOO proves (i), but not (ii), hence existence of FOO is not enough to prove that PATH is NP-complete.</text:p>
      <text:p text:style-name="P14"><text:s/></text:p>
      <text:p text:style-name="Standard"><text:s text:c="6"/>d. Suppose there is an <text:span text:style-name="T3">O(n!) </text:span>(n is the length of the binary string that encodes the input </text:p>
      <text:p text:style-name="Standard"><text:s text:c="10"/>to TRANS1) translation algorithm TRANS1 that converts <text:s text:c="2"/></text:p>
      <text:p text:style-name="Standard"><text:s text:c="10"/>every instance cct_sat of the CIRCUIT_SATISFIABILITY <text:s/>problem into a </text:p>
      <text:p text:style-name="Standard"><text:s text:c="10"/>corresponding instance p of </text:p>
      <text:p text:style-name="Standard"><text:s text:c="10"/>PATH such <text:s/>that cct_sat is TRUE exactly when p is TRUE. </text:p>
      <text:p text:style-name="Standard"><text:span text:style-name="T1">True or False</text:span> The existence of TRANS <text:s/>and FOO together is enough to prove that PATH is NP-complete. <text:span text:style-name="T1">Prove your choice.</text:span></text:p>
      <text:p text:style-name="P8"/>
      <text:p text:style-name="P2"><text:span text:style-name="T1">False. </text:span>TRANS1 does reduce a known NP-complete problem CCT_SAT to PATH; but this isn't enough to prove that PATH is NP-hard, as TRANS1 is given to be <text:span text:style-name="T3">O(n!)</text:span>, and <text:soft-page-break/>not polynomial, as required by the definition of NP-hardness. The existence of FOO satisfies requirement (i) of NP-completeness (see solution to previous problem), but the existence of TRANS1 is not enough to satisfy requirement (ii) above. Therefore, existence of FOO and TRANS1 together is not enough to prove that PATH is NP-complete.</text:p>
      <text:p text:style-name="P8"/>
      <text:p text:style-name="P4"/>
      <text:p text:style-name="Standard">e. Suppose now that we have an <text:span text:style-name="T3">O(n</text:span><text:span text:style-name="T6">120</text:span><text:span text:style-name="T3">) </text:span>translation algorithm PTRANS1 that has </text:p>
      <text:p text:style-name="Standard"><text:s text:c="4"/>the same behavior as TRANS1.</text:p>
      <text:p text:style-name="Standard"/>
      <text:p text:style-name="Standard"><text:span text:style-name="T1">True or False</text:span> The existence of PTRANS1 and FOO together is enough to prove that PATH is NP-complete. <text:span text:style-name="T1">Prove your choice.</text:span></text:p>
      <text:p text:style-name="P8"/>
      <text:p text:style-name="P2"><text:span text:style-name="T1">True. </text:span>FOO is a polynomial time verifier for PATH and PTRANS1 is a polynomial time reducer from CCT_SAT (a known NP-complete problem) to PATH; together the existence of FOO and PTRANS1 satisfy requirements (i) and (ii) for NP-completeness of PATH, hence the existence of FOO and PTRANS1 together is enough to prove that PATH is NP-complete. </text:p>
      <text:p text:style-name="P8"/>
      <text:p text:style-name="Standard"/>
      <text:p text:style-name="Standard">f. Suppose there is an <text:span text:style-name="T3">O(n</text:span><text:span text:style-name="T6">25</text:span><text:span text:style-name="T3">) </text:span>(n is the length of the binary string that encodes the input </text:p>
      <text:p text:style-name="Standard"><text:s text:c="10"/>to PTRANS2) translation algorithm PTRANS2 that converts <text:s text:c="2"/></text:p>
      <text:p text:style-name="Standard"><text:s text:c="10"/>every instance p of PATH to a corresponding instance cct_sat of the CIRCUIT_SATISFIABILITY <text:s/>problem such <text:s/>that p is <text:s/>TRUE exactly when cct_sat is TRUE. Further suppose that there is a polynomial-time algorithm POLY_PATH that solves the PATH problem.</text:p>
      <text:p text:style-name="Standard"><text:span text:style-name="T1">True or False. </text:span>Given that CIRCUIT_SATISFIABILITY is NP-complete, the existence of PTRANS2 and POLY_PATH is enough to prove that P = NP. <text:span text:style-name="T1">Prove your choice.</text:span></text:p>
      <text:p text:style-name="Standard"/>
      <text:p text:style-name="P5"><text:span text:style-name="T2">False </text:span>(we are taking the ‘f’ part by itself, and not in conjunction with the previous parts, hence we don’t assume that there is a polynomial time reducer from CCT_SAT to PATH). To prove that P=NP, it is enough to show that any given NP-complete problem has a polynomial solution. The information given above is not enough to conclude that PATH is an NP-complete problem, since there is not enough information to conclude that PATH is NP-hard. Thus, though PATH has a polynomial-time algorithm POLY_PATH, we don’t have enough information to conclude that PATH is an NP-complete problem with a polynomial time solution.</text:p>
      <text:p text:style-name="P5"/>
      <text:p text:style-name="P5">That leaves us with CIRCUIT_SATISFIABILITY. We are given that it is NP-complete. But here again, we don’t have enough information to conclude that it has a polynomial time solution. While a given instance p of PATH can be reduced in polynomial time to an instance cct_sat of CIRCUIT_SATISFIABILITY using PTRANS2, that reduction doesn’t help us solve any random instance cct_sat’ of CIRCUIT_SATISFIABILITY in polynomial time. Hence there is insufficient information to prove that P=N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100%" fo:margin-left="0.635cm" fo:margin-right="0cm" fo:text-align="center" style:justify-single-word="false" fo:text-indent="0cm" style:auto-text-indent="false"/>
      <style:text-properties fo:font-weight="bold" style:font-weight-asian="bold" style:font-weight-complex="bold"/>
    </style:style>
    <style:style style:name="Text_20_body" style:display-name="Text body" style:family="paragraph" style:parent-style-name="Standard" style:class="text">
      <style:text-properties style:font-name="Courier New" fo:font-size="9pt" style:font-size-asian="9pt" style:font-name-complex="Courier New"/>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font-style="normal" style:font-style-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Mahindra B. Pai</meta:initial-creator>
    <meta:creation-date>2002-06-24T19:06:00</meta:creation-date>
    <dc:creator>brao</dc:creator>
    <dc:date>2002-06-24T19:51:00</dc:date>
    <meta:editing-cycles>17</meta:editing-cycles>
    <meta:editing-duration>PT40M</meta:editing-duration>
    <meta:document-statistic meta:table-count="0" meta:image-count="0" meta:object-count="0" meta:page-count="3" meta:paragraph-count="51" meta:word-count="1315" meta:character-count="7139" meta:non-whitespace-character-count="6445"/>
    <meta:generator>LibreOffice/3.5$Linux_x86 LibreOffice_project/350m1$Build-102</meta:generator>
    <meta:user-defined meta:name="Info 1"/>
    <meta:user-defined meta:name="Info 2"/>
    <meta:user-defined meta:name="Info 3"/>
    <meta:user-defined meta:name="Info 4"/>
  </office:meta>
</office:document-meta>
</file>